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wo_20_columns-title">
      <style:graphic-properties draw:auto-grow-height="true" fo:min-height="1.8cm"/>
      <style:paragraph-properties style:writing-mode="lr-tb"/>
    </style:style>
    <style:style style:name="pr4" style:family="presentation" style:parent-style-name="Two_20_columns-outline1">
      <style:graphic-properties fo:min-height="8.884cm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color="#c9211e" loext:opacity="100%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c9211e" loext:opacity="100%"/>
    </style:style>
    <style:style style:name="T2" style:family="text">
      <style:text-properties fo:color="#ffffff" loext:opacity="100%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0.4cm" svg:y="9.325cm" presentation:class="title" presentation:user-transformed="true">
          <draw:text-box>
            <text:p>Who knows best: r/stocks, r/investing, r/wallstreetbets?</text:p>
          </draw:text-box>
        </draw:frame>
        <draw:frame draw:style-name="gr1" draw:text-style-name="P1" draw:layer="layout" svg:width="15.875cm" svg:height="0.962cm" svg:x="11.43cm" svg:y="13.643cm">
          <draw:text-box>
            <text:p>Eric Kearney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at’s been done</text:p>
          </draw:text-box>
        </draw:frame>
        <draw:frame presentation:style-name="pr4" draw:layer="layout" svg:width="12.297cm" svg:height="9.65cm" svg:x="1.4cm" svg:y="3.685cm" presentation:class="outline" presentation:user-transformed="true">
          <draw:text-box>
            <text:list text:style-name="L2">
              <text:list-item>
                <text:p>Download Reddit data</text:p>
              </text:list-item>
              <text:list-item>
                <text:p>Harvest stock data</text:p>
              </text:list-item>
              <text:list-item>
                <text:p>Smash Reddit and stock data together</text:p>
              </text:list-item>
              <text:list-item>
                <text:p>Performed sentiment analysis over posts/comments using <text:span text:style-name="T1">VADER</text:span></text:p>
              </text:list-item>
            </text:list>
          </draw:text-box>
        </draw:frame>
        <draw:frame presentation:style-name="pr4" draw:text-style-name="P3" draw:layer="layout" svg:width="12.297cm" svg:height="7.185cm" svg:x="14.373cm" svg:y="3.61cm" presentation:class="outline" presentation:user-transformed="true">
          <draw:text-box>
            <text:list text:style-name="L2">
              <text:list-header>
                <text:p text:style-name="P3"><text:span text:style-name="T1">Valence Aware Dictionary </text:span><text:span text:style-name="T1">for sEntiment Reasoning</text:span></text:p>
                <text:p text:style-name="P3"><text:span text:style-name="T2">(Basically a pre-trained </text:span><text:span text:style-name="T2">sentiment analysis model)</text:span></text:p>
                <text:p text:style-name="P3"><text:span text:style-name="T1"/></text:p>
              </text:list-header>
            </text:list>
          </draw:text-box>
        </draw:frame>
        <draw:frame draw:style-name="gr1" draw:text-style-name="P5" draw:layer="layout" svg:width="10.16cm" svg:height="3.095cm" svg:x="15.24cm" svg:y="11.43cm">
          <draw:text-box>
            <text:p text:style-name="P4"><text:span text:style-name="T3">Hutto, C.J. &amp; Gilbert, E.E. (2014). VADER: A Parsimonious Rule-based Model for</text:span></text:p>
            <text:p text:style-name="P4"><text:span text:style-name="T3">Sentiment Analysis of Social Media Text. Eighth International Conference on</text:span></text:p>
            <text:p text:style-name="P4"><text:span text:style-name="T3">Weblogs and Social Media (ICWSM-14). Ann Arbor, MI, June 2014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What’s left to be don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Simulate a portfolio for each subreddit</text:p>
                <text:list>
                  <text:list-item>
                    <text:p>Assuming that if discussion around a stock is positive, that’s a ‘BUY’, if the discussion is negative, that’s a ‘SELL’</text:p>
                  </text:list-item>
                </text:list>
              </text:list-item>
              <text:list-item>
                <text:p>If there’s time:</text:p>
                <text:list>
                  <text:list-item>
                    <text:p>Improve pre-processing</text:p>
                  </text:list-item>
                  <text:list-item>
                    <text:p>Gather more reddit data</text:p>
                  </text:list-item>
                  <text:list-item>
                    <text:p>Improve efficienc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22:56:02.398201110</meta:creation-date>
    <meta:editing-duration>PT9H17M40S</meta:editing-duration>
    <meta:editing-cycles>2</meta:editing-cycles>
    <meta:generator>LibreOffice/7.3.7.2$Linux_X86_64 LibreOffice_project/30$Build-2</meta:generator>
    <dc:title>Portfolio</dc:title>
    <dc:date>2022-12-07T09:12:43.956815514</dc:date>
    <meta:document-statistic meta:object-count="87"/>
  </office:meta>
</office:document-meta>
</file>